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3"/>
        <table:table-column table:style-name="co6" table:default-cell-style-name="ce3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. Esc.</text:p>
          </table:table-cell>
          <table:table-cell office:value-type="string" calcext:value-type="string">
            <text:p>Nome Esc</text:p>
          </table:table-cell>
          <table:table-cell office:value-type="string" calcext:value-type="string">
            <text:p>Matriz curricular</text:p>
          </table:table-cell>
          <table:table-cell office:value-type="string" calcext:value-type="string">
            <text:p>Etapa (séries)</text:p>
          </table:table-cell>
          <table:table-cell office:value-type="string" calcext:value-type="string">
            <text:p>Número da turma</text:p>
          </table:table-cell>
          <table:table-cell office:value-type="string" calcext:value-type="string">
            <text:p>Tipo de turma (prov. não usaremos)</text:p>
          </table:table-cell>
          <table:table-cell office:value-type="string" calcext:value-type="string">
            <text:p>Cod. 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 de início do prof. na turma</text:p>
          </table:table-cell>
          <table:table-cell office:value-type="string" calcext:value-type="string">
            <text:p>Data de fim do prof. na turma</text:p>
          </table:table-cell>
          <table:table-cell office:value-type="string" calcext:value-type="string">
            <text:p>Data de início da turma</text:p>
          </table:table-cell>
          <table:table-cell office:value-type="string" calcext:value-type="string">
            <text:p>Data de fim da turm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Fim das aul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ódigo da disc. </text:p>
          </table:table-cell>
          <table:table-cell office:value-type="string" calcext:value-type="string">
            <text:p>Nome da disc. </text:p>
          </table:table-cell>
          <table:table-cell office:value-type="string" calcext:value-type="string">
            <text:p>Identificador do prof. 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 de aulas na semana</text:p>
          </table:table-cell>
          <table:table-cell/>
          <table:table-cell office:value-type="string" calcext:value-type="string">
            <text:p>Código da área de ensino</text:p>
          </table:table-cell>
          <table:table-cell office:value-type="string" calcext:value-type="string">
            <text:p>Área de ensino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ICIA FIERA RODRIGU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NDRO SILVEIRA IFR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CIA BAMPI SZEPILOW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VANE DE FATIMA SAURIN MONTEI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ICIA FIERA RODRIGU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CIA BAMPI SZEPILOWSK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IVALDO SCHAF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ARDO NEUMAN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CIA BAMPI SZEPILOWSK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IVALDO SCHAF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ARDO NEUMAN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MEIRE SOUZA BALEEI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ICIA FIERA RODRIGU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LUIZA FURL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VANE DE FATIMA SAURIN MONTEI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ARDO NEUMAN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ICIA FIERA RODRIGU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CIA BAMPI SZEPILOW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VANE DE FATIMA SAURIN MONTEI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ARDO NEUMAN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</table:table>
      <table:named-expressions/>
      <table:database-ranges>
        <table:database-range table:name="__Anonymous_Sheet_DB__0" table:target-range-address="'arquivo_ProjetoUFSC_v1 (1)'.A1:'arquivo_ProjetoUFSC_v1 (1)'.AA6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00:43:44.2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14T00:44:09.695000000</dc:date>
    <meta:editing-duration>PT30M50S</meta:editing-duration>
    <meta:editing-cycles>7</meta:editing-cycles>
    <meta:generator>LibreOffice/6.3.4.2$Windows_X86_64 LibreOffice_project/60da17e045e08f1793c57c00ba83cdfce946d0aa</meta:generator>
    <meta:document-statistic meta:table-count="1" meta:cell-count="1586" meta:object-count="0"/>
  </office:meta>
</office:document-meta>
</file>